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margin-top="0cm" fo:margin-bottom="0.499cm" style:contextual-spacing="false" fo:text-align="start" style:justify-single-word="false"/>
    </style:style>
    <style:style style:name="P3" style:family="paragraph" style:parent-style-name="Preformatted_20_Text">
      <style:paragraph-properties fo:text-align="start" style:justify-single-word="false" style:writing-mode="lr-tb"/>
      <style:text-properties style:font-name="Times New Roman" fo:font-size="14pt" style:font-size-asian="14pt" style:font-size-complex="14pt"/>
    </style:style>
    <style:style style:name="P4" style:family="paragraph" style:parent-style-name="Preformatted_20_Text">
      <style:paragraph-properties fo:text-align="start" style:justify-single-word="false" style:writing-mode="lr-tb"/>
      <style:text-properties style:font-name="Times New Roman" fo:font-size="16pt" fo:font-weight="bold" style:font-size-asian="16pt" style:font-weight-asian="bold" style:font-size-complex="16pt" style:font-weight-complex="bold"/>
    </style:style>
    <style:style style:name="P5" style:family="paragraph" style:parent-style-name="Preformatted_20_Text">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Preformatted_20_Text">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Preformatted_20_Text">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Preformatted_20_Text">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Preformatted_20_Text">
      <style:paragraph-properties fo:text-align="start" style:justify-single-word="false"/>
      <style:text-properties fo:font-style="italic" style:font-style-asian="italic" style:font-style-complex="italic"/>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28316" style:font-size-asian="14pt" style:font-size-complex="14pt"/>
    </style:style>
    <style:style style:name="T4" style:family="text">
      <style:text-properties style:font-name="Times New Roman"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Clonechat</text:span></text:p>
      <text:p text:style-name="P3" loext:marker-style-name="T2"/>
      <text:p text:style-name="P1" loext:marker-style-name="T2"><text:span text:style-name="T2">Clones all posts from a Telegram Channel/Group to another Channel/Group.</text:span><text:span text:style-name="T2"/></text:p>
      <text:p text:style-name="P3" loext:marker-style-name="T2"/>
      <text:p text:style-name="P1" loext:marker-style-name="T2"><text:span text:style-name="T2">Secure backup. Saves and protects posts in the destination chat from possible deletion of posts in the origin chat.</text:span><text:span text:style-name="T2"/></text:p>
      <text:p text:style-name="P3" loext:marker-style-name="T2"/>
      <text:p text:style-name="P1" loext:marker-style-name="T2"><text:span text:style-name="T2">**What is cloning a post and why is it important?**</text:span><text:span text:style-name="T2"/></text:p>
      <text:p text:style-name="P3" loext:marker-style-name="T2"/>
      <text:p text:style-name="P1" loext:marker-style-name="T2"><text:span text:style-name="T2">Cloning a post is forwarding a message from one chat to another while removing the original sender. This is important because it protects the forwarded message if the channel from which the message originated is deleted or even taken down internally by Telegram. When you clone a message, the cloned version becomes independent of its origin. So when you clone an entire channel to your personal channel, you will have a safe copy **without the risk** of it mysteriously "disappearing" one day.</text:span><text:span text:style-name="T2"/></text:p>
      <text:p text:style-name="P3" loext:marker-style-name="T2"/>
      <text:p text:style-name="P1" loext:marker-style-name="T2"><text:span text:style-name="T2">**Maybe you don't need Clonechat, you know?**</text:span><text:span text:style-name="T2"/></text:p>
      <text:p text:style-name="P3" loext:marker-style-name="T2"/>
      <text:p text:style-name="P1" loext:marker-style-name="T2"><text:span text:style-name="T2">If you only want to clone 1 or a few channels, use the **64gram** app which will be faster and easier to clone groups and channels. It is a modified version of the very popular Telegram desktop and has several extra functions, including getting the ID of any chat (channel or group) and user. Additionally, it has the function of cloning sets of up to 100 posts at a time.</text:span><text:span text:style-name="T2"/></text:p>
      <text:p text:style-name="P3" loext:marker-style-name="T2"/>
      <text:p text:style-name="P1" loext:marker-style-name="T2"><text:a xlink:type="simple" xlink:href="https://github.com/TDesktop-x64/tdesktop/releases" text:style-name="Internet_20_link" text:visited-style-name="Visited_20_Internet_20_Link"><text:span text:style-name="T2">[Go to github]</text:span></text:a><text:span text:style-name="T2">(https://github.com/TDesktop-x64/tdesktop/releases) or [</text:span><text:a xlink:type="simple" xlink:href="http://t.me/tg_x64)" text:style-name="Internet_20_link" text:visited-style-name="Visited_20_Internet_20_Link"><text:span text:style-name="T2">telegram channel</text:span></text:a><text:span text:style-name="T2">](http://t.me/tg_x64) and download the "x64.zip" version more recent from 64gram.</text:span></text:p>
      <text:p text:style-name="P1" loext:marker-style-name="T2"><text:span text:style-name="T2">After downloading, install and open the application. Log in with your Telegram account and follow the instructions to clone the desired channel:</text:span><text:span text:style-name="T2"/></text:p>
      <text:p text:style-name="P1" loext:marker-style-name="T2"><text:span text:style-name="T2">- Create a new channel to receive cloned posts</text:span><text:span text:style-name="T2"/></text:p>
      <text:p text:style-name="P1" loext:marker-style-name="T2"><text:span text:style-name="T2">- Go to the channel you want to clone</text:span><text:span text:style-name="T2"/></text:p>
      <text:p text:style-name="P1" loext:marker-style-name="T2"><text:span text:style-name="T2">- Select the posts, right click on one of them, click on "Forward selected w/o quote"</text:span><text:span text:style-name="T2"/></text:p>
      <text:p text:style-name="P1" loext:marker-style-name="T2"><text:span text:style-name="T2">- Now select the channel or group created to be the cloning destination and click "Send".</text:span><text:span text:style-name="T2"/></text:p>
      <text:p text:style-name="P3" loext:marker-style-name="T2"/>
      <text:p text:style-name="P1" loext:marker-style-name="T2"><text:span text:style-name="T2">**And when is Clonechat worth using?**</text:span><text:span text:style-name="T2"/></text:p>
      <text:p text:style-name="P3" loext:marker-style-name="T2"/>
      <text:p text:style-name="P1" loext:marker-style-name="T2"><text:span text:style-name="T2">In two situations:</text:span><text:span text:style-name="T2"/></text:p>
      <text:p text:style-name="P1" loext:marker-style-name="T2"><text:span text:style-name="T2">- When the channel you want to clone has "protected content", preventing messages from being forwarded.</text:span><text:span text:style-name="T2"/></text:p>
      <text:p text:style-name="P1" loext:marker-style-name="T2"><text:span text:style-name="T2">- Or when you want to clone many channels, or channels with thousands of posts, making it interesting to automate the process.</text:span><text:span text:style-name="T2"/></text:p>
      <text:p text:style-name="P3" loext:marker-style-name="T2"/>
      <text:p text:style-name="P1" loext:marker-style-name="T2"><text:span text:style-name="T2">If this is your situation, CloneChat can help you. 😁</text:span><text:span text:style-name="T2"/></text:p>
      <text:p text:style-name="P3" loext:marker-style-name="T2"><text:soft-page-break/></text:p>
      <text:p text:style-name="P1" loext:marker-style-name="T2"><text:span text:style-name="T2">**Functions**</text:span><text:span text:style-name="T2"/></text:p>
      <text:p text:style-name="P3" loext:marker-style-name="T2"/>
      <text:p text:style-name="P1" loext:marker-style-name="T2"><text:span text:style-name="T2">- Clone posts from one channel/group to another channel/group. Use `</text:span><text:span text:style-name="T4">exec_clonechat.bat</text:span><text:span text:style-name="T2">`</text:span></text:p>
      <text:p text:style-name="P1" loext:marker-style-name="T2"><text:span text:style-name="T2">- Clone posts from a channel/group with **protected content** (but it is very slow). Use `</text:span><text:span text:style-name="T4">exec_clonechat_protect_dw.bat`</text:span><text:span text:style-name="T2"> and `</text:span><text:span text:style-name="T4">exec_clonechat_protect_up.bat</text:span><text:span text:style-name="T2">`</text:span></text:p>
      <text:p text:style-name="P1" loext:marker-style-name="T2"><text:span text:style-name="T2">- Download ALL files from a channel (photos, videos, audios, documents, etc.) and save in posting order. Use `</text:span><text:span text:style-name="T4">exec_downloadall.bat</text:span><text:span text:style-name="T2">`</text:span></text:p>
      <text:p text:style-name="P3" loext:marker-style-name="T2"/>
      <text:p text:style-name="P1" loext:marker-style-name="T2"><text:span text:style-name="T2">**Known issues**</text:span><text:span text:style-name="T2"/></text:p>
      <text:p text:style-name="P1" loext:marker-style-name="T2"><text:span text:style-name="T2">- In clonechat_protect, without using a premium Telegram account, when trying to clone a post with very long text or files larger than 2000 MiB, an error will result. This is because posts with these characteristics can only be created by a premium Telegram account. In the future, the situation will be overcome with a partitioned post of the text or document.</text:span><text:span text:style-name="T2"/></text:p>
      <text:p text:style-name="P1" loext:marker-style-name="T2"><text:span text:style-name="T2">- Group enabled with "topics" is not supported by Clonechat. Yet...</text:span><text:span text:style-name="T2"/></text:p>
      <text:p text:style-name="P1" loext:marker-style-name="T2"><text:span text:style-name="T2">- Cloned videos lose the thumbnail.</text:span><text:span text:style-name="T2"/></text:p>
      <text:p text:style-name="P3" loext:marker-style-name="T2"/>
      <text:p text:style-name="P3" loext:marker-style-name="T2"/>
      <text:p text:style-name="P6"><text:span text:style-name="T1">## Settings</text:span></text:p>
      <text:p text:style-name="P1" loext:marker-style-name="T2"><text:span text:style-name="T2"/></text:p>
      <text:p text:style-name="P1" loext:marker-style-name="T2"><text:span text:style-name="T2">- Install Python</text:span></text:p>
      <text:p text:style-name="P1" loext:marker-style-name="T2"><text:span text:style-name="T2">- Go to python.org and [</text:span><text:a xlink:type="simple" xlink:href="https://www.python.org/downloads" text:style-name="Internet_20_link" text:visited-style-name="Visited_20_Internet_20_Link"><text:span text:style-name="T2">download</text:span></text:a><text:span text:style-name="T2">](https://www.python.org/downloads/) the newest stable version</text:span></text:p>
      <text:p text:style-name="P1" loext:marker-style-name="T2"><text:span text:style-name="T2">- Install. In the "Advanced Options" form, check `</text:span><text:span text:style-name="T4">Add python 3.?? to PATH</text:span><text:span text:style-name="T2">`</text:span></text:p>
      <text:p text:style-name="P1" loext:marker-style-name="T2"><text:span text:style-name="T2">- Did it work? Test:</text:span><text:span text:style-name="T2"/></text:p>
      <text:p text:style-name="P1" loext:marker-style-name="T2"><text:span text:style-name="T2">- Open a terminal and type `</text:span><text:span text:style-name="T4">python --version</text:span><text:span text:style-name="T2">`</text:span></text:p>
      <text:p text:style-name="P1" loext:marker-style-name="T2"><text:span text:style-name="T2">- If the python version appears, everything is ok</text:span><text:span text:style-name="T2"/></text:p>
      <text:p text:style-name="P1" loext:marker-style-name="T2"><text:span text:style-name="T2">- If it doesn't show up. Ask for help with humility and politeness in the Telegram group at the end of this tutorial.</text:span><text:span text:style-name="T2"/></text:p>
      <text:p text:style-name="P1" loext:marker-style-name="T2"><text:span text:style-name="T2">- Open a terminal and type `</text:span><text:span text:style-name="T4">where pip</text:span><text:span text:style-name="T2">`</text:span></text:p>
      <text:p text:style-name="P1" loext:marker-style-name="T2"><text:span text:style-name="T2">- If the pip package manager path appears, everything is ok.</text:span><text:span text:style-name="T2"/></text:p>
      <text:p text:style-name="P1" loext:marker-style-name="T2"><text:span text:style-name="T2">- If it doesn't show up, cry for 1 minute 😭. Now go to the ["</text:span><text:a xlink:type="simple" xlink:href="https://github.com/apenasrr/clonechat/blob/main/README_ptbr.md#perguntas-frequentes" text:style-name="Internet_20_link" text:visited-style-name="Visited_20_Internet_20_Link"><text:span text:style-name="T2">Frequently Asked Questions</text:span></text:a><text:span text:style-name="T2">"](https://github.com/apenasrr/clonechat/blob/main/README_ptbr.md#perguntas-frequentes) section and look for "Install PIP".</text:span></text:p>
      <text:p text:style-name="P1" loext:marker-style-name="T2"><text:span text:style-name="T2">- Create the virtual environment and install the dependencies</text:span><text:span text:style-name="T2"/></text:p>
      <text:p text:style-name="P1" loext:marker-style-name="T2"><text:span text:style-name="T2">- Run the `</text:span><text:span text:style-name="T4">install.bat</text:span><text:span text:style-name="T2">` file</text:span></text:p>
      <text:p text:style-name="P1" loext:marker-style-name="T2"><text:span text:style-name="T2">- In the future, if clonechat generates many errors, run the `</text:span><text:span text:style-name="T4">update_libs.bat</text:span><text:span text:style-name="T2">` file to update the dependencies.</text:span></text:p>
      <text:p text:style-name="P3" loext:marker-style-name="T2"/>
      <text:p text:style-name="P3" loext:marker-style-name="T2"/>
      <text:p text:style-name="P1" loext:marker-style-name="T2"><text:span text:style-name="T2">&gt; Don't know how to get api_id, api_hash or bot_token? See the topic ["</text:span><text:a xlink:type="simple" xlink:href="https://github.com/apenasrr/clonechat/blob/main/README_ptbr.md#perguntas-frequentes" text:style-name="Internet_20_link" text:visited-style-name="Visited_20_Internet_20_Link"><text:span text:style-name="T2">Frequently asked </text:span><text:soft-page-break/><text:span text:style-name="T2">questions</text:span></text:a><text:span text:style-name="T2">"](https://github.com/apenasrr/clonechat/blob/main/README_ptbr.md#perguntas-frequentes)</text:span></text:p>
      <text:p text:style-name="P3" loext:marker-style-name="T2"/>
      <text:p text:style-name="P8"><text:span text:style-name="T1">##Download</text:span></text:p>
      <text:p text:style-name="P3" loext:marker-style-name="T2"/>
      <text:p text:style-name="P1" loext:marker-style-name="T2"><text:span text:style-name="T2">To download clonechat on your PC:</text:span><text:span text:style-name="T2"/></text:p>
      <text:p text:style-name="P1" loext:marker-style-name="T2"><text:span text:style-name="T2">- [</text:span><text:a xlink:type="simple" xlink:href="https://github.com/sobrerr/clonechat" text:style-name="Internet_20_link" text:visited-style-name="Visited_20_Internet_20_Link"><text:span text:style-name="T2">access your repository</text:span></text:a><text:span text:style-name="T2">](https://github.com/sobrerr/clonechat/)</text:span></text:p>
      <text:p text:style-name="P1" loext:marker-style-name="T2"><text:span text:style-name="T2">- Click on the green button "**&lt;&gt; Code**"</text:span><text:span text:style-name="T2"/></text:p>
      <text:p text:style-name="P1" loext:marker-style-name="T2"><text:span text:style-name="T2">- Finish by clicking on "Download ZIP"</text:span><text:span text:style-name="T2"/></text:p>
      <text:p text:style-name="P1" loext:marker-style-name="T2"><text:span text:style-name="T2">- Extract the content into a new empty folder</text:span><text:span text:style-name="T2"/></text:p>
      <text:p text:style-name="P3" loext:marker-style-name="T2"/>
      <text:p text:style-name="P3" loext:marker-style-name="T2"/>
      <text:p text:style-name="P8"><text:span text:style-name="T1">## USE</text:span></text:p>
      <text:p text:style-name="P3" loext:marker-style-name="T2"/>
      <text:p text:style-name="P1" loext:marker-style-name="T2"><text:span text:style-name="T2">First a tip for your safety.</text:span><text:span text:style-name="T2"/></text:p>
      <text:p text:style-name="P3" loext:marker-style-name="T2"/>
      <text:p text:style-name="P1" loext:marker-style-name="T2"><text:span text:style-name="T2">It is recommended to forward a maximum of 1,000 posts per day, without changing the forwarding speed settings. These limits are used to prevent Telegram from classifying your account as an abuser and ending up applying punishment and even banning the account. If you want to stay safe, clone a maximum of 1,000 posts per day and don't mess with the cloning speed (delay) settings.</text:span><text:span text:style-name="T2"/></text:p>
      <text:p text:style-name="P3" loext:marker-style-name="T2"/>
      <text:p text:style-name="P1" loext:marker-style-name="T2"><text:span text:style-name="T2">Now let's look at the usage options. :)</text:span><text:span text:style-name="T2"/></text:p>
      <text:p text:style-name="P3" loext:marker-style-name="T2"/>
      <text:p text:style-name="P1" loext:marker-style-name="T2"><text:span text:style-name="T2">If this is the first time you are using clonechat, you need to install a virtual environment.</text:span><text:span text:style-name="T2"/></text:p>
      <text:p text:style-name="P1" loext:marker-style-name="T2"><text:span text:style-name="T2">- Run the `</text:span><text:span text:style-name="T4">install.bat</text:span><text:span text:style-name="T2">` file</text:span></text:p>
      <text:p text:style-name="P3" loext:marker-style-name="T2"/>
      <text:p text:style-name="P1" loext:marker-style-name="T2"><text:span text:style-name="T2">&gt; Was there an error? At the end of the tutorial there is a frequently asked questions section that can help you. There is also a more detailed alternative tutorial. And even a group full of people who can answer questions 😁</text:span><text:span text:style-name="T2"/></text:p>
      <text:p text:style-name="P3" loext:marker-style-name="T2"/>
      <text:p text:style-name="P6"><text:span text:style-name="T1">### Clone channel/group that accepts forwarding</text:span></text:p>
      <text:p text:style-name="P3" loext:marker-style-name="T2"/>
      <text:p text:style-name="P1" loext:marker-style-name="T2"><text:span text:style-name="T2">You need to have your account's api_id and api_hash before running clonechat.</text:span><text:span text:style-name="T2"/></text:p>
      <text:p text:style-name="P3" loext:marker-style-name="T2"/>
      <text:p text:style-name="P1" loext:marker-style-name="T2"><text:span text:style-name="T2">- Run the `</text:span><text:span text:style-name="T4">exec_clonechat.bat</text:span><text:span text:style-name="T2">` file</text:span></text:p>
      <text:p text:style-name="P1" loext:marker-style-name="T2"><text:span text:style-name="T2">- Enter the chat_id, invite link or username of the source channel/group. If `</text:span><text:span text:style-name="T4">ctrl+v</text:span><text:span text:style-name="T2">` doesn't work, right-click in the terminal</text:span></text:p>
      <text:p text:style-name="P1" loext:marker-style-name="T2"><text:span text:style-name="T2">- Confirm with [ENTER]</text:span><text:span text:style-name="T2"/></text:p>
      <text:p text:style-name="P1" loext:marker-style-name="T2"><text:span text:style-name="T2">- Enter the chat_id, invite link or username of the target channel/group</text:span><text:span text:style-name="T2"/></text:p>
      <text:p text:style-name="P1" loext:marker-style-name="T2"><text:span text:style-name="T2">- Confirm with [ENTER]</text:span><text:span text:style-name="T2"/></text:p>
      <text:p text:style-name="P1" loext:marker-style-name="T2"><text:span text:style-name="T2">- In the menu to choose file types</text:span><text:span text:style-name="T2"/></text:p>
      <text:p text:style-name="P1" loext:marker-style-name="T2"><text:span text:style-name="T2">- Enter a filter option, from files</text:span><text:span text:style-name="T2"/></text:p>
      <text:p text:style-name="P1" loext:marker-style-name="T2"><text:soft-page-break/><text:span text:style-name="T2">- If you want to clone all files, enter zero</text:span><text:span text:style-name="T2"/></text:p>
      <text:p text:style-name="P1" loext:marker-style-name="T2"><text:span text:style-name="T2">- You can select multiple options by separating them with commas. E.g.: `1.3` to clone only photos and documents.</text:span><text:span text:style-name="T2"/></text:p>
      <text:p text:style-name="P1" loext:marker-style-name="T2"><text:span text:style-name="T2">- Inform whether you want to start a new cloning or continue a previously started cloning</text:span><text:span text:style-name="T2"/></text:p>
      <text:p text:style-name="P1" loext:marker-style-name="T2"><text:span text:style-name="T2">- Type `</text:span><text:span text:style-name="T4">1</text:span><text:span text:style-name="T2">` for new clone</text:span></text:p>
      <text:p text:style-name="P1" loext:marker-style-name="T2"><text:span text:style-name="T2">- or `</text:span><text:span text:style-name="T4">2</text:span><text:span text:style-name="T2">` to continue</text:span></text:p>
      <text:p text:style-name="P1" loext:marker-style-name="T2"><text:span text:style-name="T2">- Confirm with [ENTER]</text:span><text:span text:style-name="T2"/></text:p>
      <text:p text:style-name="P3" loext:marker-style-name="T2"/>
      <text:p text:style-name="P1" loext:marker-style-name="T2"><text:span text:style-name="T2">- The first time you use it, you will need to authenticate a connection with Telegram. But it will only be the first time! And then never again. :) Authenticate is simple, follow these steps:</text:span><text:span text:style-name="T2"/></text:p>
      <text:p text:style-name="P1" loext:marker-style-name="T2"><text:span text:style-name="T2">&gt; `"</text:span><text:span text:style-name="T4">Enter phone number or bot token</text:span><text:span text:style-name="T2">:"`</text:span></text:p>
      <text:p text:style-name="P1" loext:marker-style-name="T2"><text:span text:style-name="T2">- This message will appear asking for your telephone number in international format.</text:span><text:span text:style-name="T2"/></text:p>
      <text:p text:style-name="P1" loext:marker-style-name="T2"><text:span text:style-name="T2">- Enter your telephone number with prefix `+</text:span><text:span text:style-name="T4">55</text:span><text:span text:style-name="T2">` for Brazilian telephones, followed by the local area code and your telephone number.</text:span></text:p>
      <text:p text:style-name="P1" loext:marker-style-name="T2"><text:span text:style-name="T2">- Example: For a telephone number in São Paulo, with area code 11, you should type something like: `</text:span><text:span text:style-name="T4">+5511995429405</text:span><text:span text:style-name="T2">`</text:span></text:p>
      <text:p text:style-name="P1" loext:marker-style-name="T2"><text:span text:style-name="T2">- In the message asking if the number is correct, type `</text:span><text:span text:style-name="T4">y`</text:span><text:span text:style-name="T2">.</text:span></text:p>
      <text:p text:style-name="P1" loext:marker-style-name="T2"><text:span text:style-name="T2">- A code will be sent to your Telegram, which you must enter into the terminal.</text:span><text:span text:style-name="T2"/></text:p>
      <text:p text:style-name="P1" loext:marker-style-name="T2"><text:span text:style-name="T2">- Finally, if you have "2-factor security" (2fa) enabled on your account, you will be asked for your password.</text:span><text:span text:style-name="T2"/></text:p>
      <text:p text:style-name="P1" loext:marker-style-name="T2"><text:span text:style-name="T2">- When running `</text:span><text:span text:style-name="T4">exec_clonechat.bat</text:span><text:span text:style-name="T2">` you will be prompted for your api_id and api_hash. You only need to inform them once, as the other connections will be made through a session file that will be created in the clonechat folder.</text:span></text:p>
      <text:p text:style-name="P3" loext:marker-style-name="T2"/>
      <text:p text:style-name="P1" loext:marker-style-name="T2"><text:span text:style-name="T2">Wait for the cloning to finish!</text:span><text:span text:style-name="T2"/></text:p>
      <text:p text:style-name="P3" loext:marker-style-name="T2"/>
      <text:p text:style-name="P1" loext:marker-style-name="T2"><text:span text:style-name="T2">&gt; Important: Cloning via user (mode=user) has a 10 second pause between posts. Cloning via bot (mode=bot) is faster, with a pause of just 1 second between posts. If you wish to use clonechat at greater speed, generate a bot token and change the "mode" flag from "user" to "bot" in the configuration file at `</text:span><text:span text:style-name="T4">user/config.ini</text:span><text:span text:style-name="T2">`. This mode only works for cloning channels that you own and can set your personal bot as administrator.</text:span></text:p>
      <text:p text:style-name="P3" loext:marker-style-name="T2"/>
      <text:p text:style-name="P7"><text:span text:style-name="T1">### Clone channel/group with protected content</text:span></text:p>
      <text:p text:style-name="P3" loext:marker-style-name="T2"/>
      <text:p text:style-name="P9"><text:span text:style-name="T2">A Channel/Group has protected content when you **cannot** forward messages from it.</text:span></text:p>
      <text:p text:style-name="P3" loext:marker-style-name="T2"/>
      <text:p text:style-name="P1" loext:marker-style-name="T2"><text:span text:style-name="T2">You need to have your account's api_id and api_hash before running clonechat.</text:span><text:span text:style-name="T2"/></text:p>
      <text:p text:style-name="P3" loext:marker-style-name="T2"/>
      <text:p text:style-name="P1" loext:marker-style-name="T2"><text:span text:style-name="T2">- Run the file `exec_clonechat_protect_dw.bat` and also `exec_clonechat_protect_up.bat`</text:span><text:span text:style-name="T2"/></text:p>
      <text:p text:style-name="P3" loext:marker-style-name="T2"/>
      <text:p text:style-name="P1" loext:marker-style-name="T2"><text:soft-page-break/><text:span text:style-name="T2">&gt; *Why do you need to run both? Why does one download posts from the source while the other sends posts to the destination. They work together.*</text:span><text:span text:style-name="T2"/></text:p>
      <text:p text:style-name="P3" loext:marker-style-name="T2"/>
      <text:p text:style-name="P1" loext:marker-style-name="T2"><text:span text:style-name="T2">The step-by-step process for using each of the two scripts is very similar to what was described in the previous topic. Just follow the terminal instructions.</text:span><text:span text:style-name="T2"/></text:p>
      <text:p text:style-name="P3" loext:marker-style-name="T2"/>
      <text:p text:style-name="P1" loext:marker-style-name="T2"><text:span text:style-name="T2">But there is a cool difference: In these clonechat_protect scripts, the identification of the source and destination channel can be done using a **message link** from the channel. To obtain a message link, right-click on the message and select "Copy link". Then paste the link into the terminal when prompted.</text:span><text:span text:style-name="T2"/></text:p>
      <text:p text:style-name="P3" loext:marker-style-name="T2"/>
      <text:p text:style-name="P3" loext:marker-style-name="T2"/>
      <text:p text:style-name="P7"><text:span text:style-name="T1">### Option 2: via command line (outdated)</text:span></text:p>
      <text:p text:style-name="P3" loext:marker-style-name="T2"/>
      <text:p text:style-name="P1" loext:marker-style-name="T2"><text:span text:style-name="T2">&gt; Open the Windows terminal in the clone chat folder and type:</text:span><text:span text:style-name="T2"/></text:p>
      <text:p text:style-name="P3" loext:marker-style-name="T2"/>
      <text:p text:style-name="P1" loext:marker-style-name="T2"><text:span text:style-name="T2">Command: python clonechat.py --orig={source channel/group chat_id} --dest=-{destination channel/group chat_id}</text:span><text:span text:style-name="T2"/></text:p>
      <text:p text:style-name="P3" loext:marker-style-name="T2"/>
      <text:p text:style-name="P1" loext:marker-style-name="T2"><text:span text:style-name="T2">Example: `</text:span><text:span text:style-name="T4">python clonechat.py --orig=-100222222 --dest=-10011111111</text:span><text:span text:style-name="T2">`</text:span></text:p>
      <text:p text:style-name="P3" loext:marker-style-name="T2"/>
      <text:p text:style-name="P1" loext:marker-style-name="T2"><text:span text:style-name="T2">If you want to clone via bot:</text:span><text:span text:style-name="T2"/></text:p>
      <text:p text:style-name="P3" loext:marker-style-name="T2"/>
      <text:p text:style-name="P1" loext:marker-style-name="T2"><text:span text:style-name="T2">Example: `</text:span><text:span text:style-name="T4">python clonechat.py --orig=-100222222 --dest=-10011111111 --mode=bot`</text:span></text:p>
      <text:p text:style-name="P3" loext:marker-style-name="T2"/>
      <text:p text:style-name="P1" loext:marker-style-name="T2"><text:span text:style-name="T2">If you want to continue a cloning task instead of starting it. Useful for updating a cloned channel or resuming a previously interrupted cloning task:</text:span><text:span text:style-name="T2"/></text:p>
      <text:p text:style-name="P3" loext:marker-style-name="T2"/>
      <text:p text:style-name="P1" loext:marker-style-name="T2"><text:span text:style-name="T2">Example: `</text:span><text:span text:style-name="T4">python clonechat.py --orig=-100222222 --dest=-10011111111 --new=2`</text:span></text:p>
      <text:p text:style-name="P3" loext:marker-style-name="T2"/>
      <text:p text:style-name="P1" loext:marker-style-name="T2"><text:span text:style-name="T2">To check all terminal commands:</text:span><text:span text:style-name="T2"/></text:p>
      <text:p text:style-name="P1" loext:marker-style-name="T2"><text:span text:style-name="T2">Command: `</text:span><text:span text:style-name="T4">python clonechat.py --hel</text:span><text:span text:style-name="T2">p`</text:span></text:p>
      <text:p text:style-name="P3" loext:marker-style-name="T2"/>
      <text:p text:style-name="P6"><text:span text:style-name="T1">## Common questions</text:span></text:p>
      <text:p text:style-name="P3" loext:marker-style-name="T2"/>
      <text:p text:style-name="P7"><text:span text:style-name="T1">### Install PIP</text:span></text:p>
      <text:p text:style-name="P3" loext:marker-style-name="T2"/>
      <text:p text:style-name="P1" loext:marker-style-name="T2"><text:span text:style-name="T2">PIP is a python package manager. Normally it is already installed with python. To check if you have pip installed, open a terminal and type `</text:span><text:span text:style-name="T4">where pip</text:span><text:span text:style-name="T2">`. If the pip path appears, everything is ok.</text:span></text:p>
      <text:p text:style-name="P1" loext:marker-style-name="T2"><text:span text:style-name="T2">If it doesn't appear, you can install pip with:</text:span><text:span text:style-name="T2"/></text:p>
      <text:p text:style-name="P1" loext:marker-style-name="T2"><text:span text:style-name="T2">- the `</text:span><text:span text:style-name="T4">python -m ensurepip</text:span><text:span text:style-name="T2">` command.</text:span></text:p>
      <text:p text:style-name="P1" loext:marker-style-name="T2"><text:span text:style-name="T2">- If it doesn't work, open the terminal as administrator.</text:span><text:span text:style-name="T2"/></text:p>
      <text:p text:style-name="P1" loext:marker-style-name="T2"><text:soft-page-break/><text:span text:style-name="T2">- Run the command: `</text:span><text:span text:style-name="T4">curl https://bootstrap.pypa.io/get-pip.py -o get-pip.py</text:span><text:span text:style-name="T2">`</text:span></text:p>
      <text:p text:style-name="P1" loext:marker-style-name="T2"><text:span text:style-name="T2">- Then type: `</text:span><text:span text:style-name="T4">python get-pip.py</text:span><text:span text:style-name="T2">`</text:span></text:p>
      <text:p text:style-name="P1" loext:marker-style-name="T2"><text:span text:style-name="T2">- Close the terminal. Open it again, type `</text:span><text:span text:style-name="T4">where pip</text:span><text:span text:style-name="T2">`.</text:span></text:p>
      <text:p text:style-name="P1" loext:marker-style-name="T2"><text:span text:style-name="T2">- If the pip path appears, everything is ok.</text:span><text:span text:style-name="T2"/></text:p>
      <text:p text:style-name="P1" loext:marker-style-name="T2"><text:span text:style-name="T2">- If it doesn't appear, ask for help using the Telegram group link at the end of this tutorial.</text:span><text:span text:style-name="T2"/></text:p>
      <text:p text:style-name="P3" loext:marker-style-name="T2"/>
      <text:p text:style-name="P7"><text:span text:style-name="T1">### How to get the chat_id of a channel or group</text:span></text:p>
      <text:p text:style-name="P4"/>
      <text:p text:style-name="P1" loext:marker-style-name="T2"><text:span text:style-name="T2">There are several ways to obtain the chat_id of a channel. We will show you some of them:</text:span><text:span text:style-name="T2"/></text:p>
      <text:p text:style-name="P1" loext:marker-style-name="T2"><text:span text:style-name="T2">- Using the telegram client [</text:span><text:a xlink:type="simple" xlink:href="https://github.com/TDesktop-x64/tdesktop/releases" text:style-name="Internet_20_link" text:visited-style-name="Visited_20_Internet_20_Link"><text:span text:style-name="T2">64gram</text:span></text:a><text:span text:style-name="T2">](https://github.com/TDesktop-x64/tdesktop/releases):</text:span></text:p>
      <text:p text:style-name="P1" loext:marker-style-name="T2"><text:span text:style-name="T2">- Access the channel description screen</text:span><text:span text:style-name="T2"/></text:p>
      <text:p text:style-name="P1" loext:marker-style-name="T2"><text:span text:style-name="T2">- Copy the `</text:span><text:span text:style-name="T4">chat_id</text:span><text:span text:style-name="T2">` that appears below the channel name</text:span></text:p>
      <text:p text:style-name="P1" loext:marker-style-name="T2"><text:span text:style-name="T2"/></text:p>
      <text:p text:style-name="P1" loext:marker-style-name="T2"><text:span text:style-name="T2">- Option 2 - Through the post link</text:span><text:span text:style-name="T2"/></text:p>
      <text:p text:style-name="P1" loext:marker-style-name="T2"><text:span text:style-name="T2">- Right-click on a post from the channel or group you want to clone and click "Copy link".</text:span><text:span text:style-name="T2"/></text:p>
      <text:p text:style-name="P1" loext:marker-style-name="T2"><text:span text:style-name="T2">- Paste into a text editor.</text:span><text:span text:style-name="T2"/></text:p>
      <text:p text:style-name="P1" loext:marker-style-name="T2"><text:span text:style-name="T2">- Removes the text `</text:span><text:span text:style-name="T4">https://t.me/c/</text:span><text:span text:style-name="T2">` from the beginning.</text:span></text:p>
      <text:p text:style-name="P1" loext:marker-style-name="T2"><text:span text:style-name="T2">- Remove the slash and number that appears at the end. Example: from `</text:span><text:span text:style-name="T4">2031251722/1612</text:span><text:span text:style-name="T2">` to `</text:span><text:span text:style-name="T4">2031251722</text:span><text:span text:style-name="T2">`. This number at the end represents the message ID, which is not useful</text:span></text:p>
      <text:p text:style-name="P1" loext:marker-style-name="T2"><text:span text:style-name="T2">- Preview: The link `https://t.me/c/2031251722/1612` became `2031251722`.</text:span><text:span text:style-name="T2"/></text:p>
      <text:p text:style-name="P1" loext:marker-style-name="T2"><text:span text:style-name="T2">- Now add the prefix `-100` to the number. Example: `2031251722` becomes `-1002031251722`. This is the chat_id of the channel or group.</text:span><text:span text:style-name="T2"/></text:p>
      <text:p text:style-name="P1" loext:marker-style-name="T2"><text:span text:style-name="T2">- Option 3 - Through a bot that informs channel chat_id, but not group.</text:span><text:span text:style-name="T2"/></text:p>
      <text:p text:style-name="P1" loext:marker-style-name="T2"><text:span text:style-name="T2">- Access and launch bot [@myidbot](http://t.me/myidbot)</text:span><text:span text:style-name="T2"/></text:p>
      <text:p text:style-name="P1" loext:marker-style-name="T2"><text:span text:style-name="T2">- Forward any channel post to this bot</text:span><text:span text:style-name="T2"/></text:p>
      <text:p text:style-name="P1" loext:marker-style-name="T2"><text:span text:style-name="T2">- The bot will respond with the message sender ID. In this case, the channel ID.</text:span><text:span text:style-name="T2"/></text:p>
      <text:p text:style-name="P1" loext:marker-style-name="T2"><text:span text:style-name="T2">- Copy the `chat_id` (including the minus sign).</text:span><text:span text:style-name="T2"/></text:p>
      <text:p text:style-name="P1" loext:marker-style-name="T2"><text:span text:style-name="T2">- *Attention:* If you forward a message from a group instead of a channel, the bot will inform the user_id of the person who wrote the message. So it is not useful to be used in clonechat.</text:span><text:span text:style-name="T2"/></text:p>
      <text:p text:style-name="P1" loext:marker-style-name="T2"><text:span text:style-name="T2">- Option 4 - Ask a friend who has 64gram 😅</text:span><text:span text:style-name="T2"/></text:p>
      <text:p text:style-name="P3" loext:marker-style-name="T2"/>
      <text:p text:style-name="P1" loext:marker-style-name="T2"><text:span text:style-name="T2">### What is the difference between "Group" and "Channel" on Telegram?</text:span><text:span text:style-name="T2"/></text:p>
      <text:p text:style-name="P3" loext:marker-style-name="T2"/>
      <text:p text:style-name="P1" loext:marker-style-name="T2"><text:span text:style-name="T2">- Group: Anyone can join and participate. The administrator can define who can send messages and who cannot.</text:span><text:span text:style-name="T2"/></text:p>
      <text:p text:style-name="P1" loext:marker-style-name="T2"><text:span text:style-name="T2">- Channel: It is a transmission platform. Only the administrator can send messages. Channel members cannot send messages.</text:span><text:span text:style-name="T2"/></text:p>
      <text:p text:style-name="P3" loext:marker-style-name="T2"/>
      <text:p text:style-name="P1" loext:marker-style-name="T2"><text:span text:style-name="T2">### How to generate access credentials for the Telegram API?</text:span><text:span text:style-name="T2"/></text:p>
      <text:p text:style-name="P3" loext:marker-style-name="T2"><text:soft-page-break/></text:p>
      <text:p text:style-name="P1" loext:marker-style-name="T2"><text:span text:style-name="T2">- Read the "Token Configuration" topic of the tutorial found at: https://github.com/sobrer/zimatise_docs#configura%C3%A7%C3%A3o-de-token</text:span><text:span text:style-name="T2"/></text:p>
      <text:p text:style-name="P3" loext:marker-style-name="T2"/>
      <text:p text:style-name="P1" loext:marker-style-name="T2"><text:span text:style-name="T2">- To obtain credentials for the Telegram API:</text:span><text:span text:style-name="T2"/></text:p>
      <text:p text:style-name="P1" loext:marker-style-name="T2"><text:span text:style-name="T2">- Access the [app management](https://my.telegram.org/auth?to=apps) area on the Telegram website.</text:span><text:span text:style-name="T2"/></text:p>
      <text:p text:style-name="P1" loext:marker-style-name="T2"><text:span text:style-name="T2">- Enter your telephone number using an international model. With prefix `+55` for Brazilian telephones, followed by the local area code and your telephone number.</text:span><text:span text:style-name="T2"/></text:p>
      <text:p text:style-name="P1" loext:marker-style-name="T2"><text:span text:style-name="T2">- Example: For a telephone number in São Paulo, with area code 11, you should type something like: `+5511995429405`</text:span><text:span text:style-name="T2"/></text:p>
      <text:p text:style-name="P1" loext:marker-style-name="T2"><text:span text:style-name="T2">- You will receive an authentication code in the Telegram app on your cell phone. Enter the code in the requested location and proceed.</text:span><text:span text:style-name="T2"/></text:p>
      <text:p text:style-name="P1" loext:marker-style-name="T2"><text:span text:style-name="T2">- On the new page there is a form that must be filled out</text:span><text:span text:style-name="T2"/></text:p>
      <text:p text:style-name="P1" loext:marker-style-name="T2"><text:span text:style-name="T2">- App Title: Enter anything</text:span><text:span text:style-name="T2"/></text:p>
      <text:p text:style-name="P1" loext:marker-style-name="T2"><text:span text:style-name="T2">- Short name: enter anything between 5 and 12 letters</text:span><text:span text:style-name="T2"/></text:p>
      <text:p text:style-name="P1" loext:marker-style-name="T2"><text:span text:style-name="T2">- URL: ignore</text:span><text:span text:style-name="T2"/></text:p>
      <text:p text:style-name="P1" loext:marker-style-name="T2"><text:span text:style-name="T2">- Platform: Ignore. You can leave the Android default selected.</text:span><text:span text:style-name="T2"/></text:p>
      <text:p text:style-name="P1" loext:marker-style-name="T2"><text:span text:style-name="T2">- Finish the form and your `api_id` and `api_hash` codes will appear</text:span><text:span text:style-name="T2"/></text:p>
      <text:p text:style-name="P1" loext:marker-style-name="T2"><text:span text:style-name="T2">- Save in a safe location and **do not share with anyone**. These codes are like a password to access your Telegram account.</text:span><text:span text:style-name="T2"/></text:p>
      <text:p text:style-name="P1" loext:marker-style-name="T2"><text:span text:style-name="T2">- To watch the process in detail, watch [this video](https://www.youtube.com/watch?v=8naENmP3rg4) which quickly exemplifies everything.</text:span><text:span text:style-name="T2"/></text:p>
      <text:p text:style-name="P3" loext:marker-style-name="T2"/>
      <text:p text:style-name="P1" loext:marker-style-name="T2"><text:span text:style-name="T2">### What is a bot token and why should I use it?</text:span><text:span text:style-name="T2"/></text:p>
      <text:p text:style-name="P3" loext:marker-style-name="T2"/>
      <text:p text:style-name="P1" loext:marker-style-name="T2"><text:span text:style-name="T2">Bot token is the access credential to control a Telegram bot.</text:span><text:span text:style-name="T2"/></text:p>
      <text:p text:style-name="P3" loext:marker-style-name="T2"/>
      <text:p text:style-name="P1" loext:marker-style-name="T2"><text:span text:style-name="T2">Forwarding messages via bot is faster. Telegram limits permission on post volume differently between the user interface and the bot interface. To maintain security and stay free from Telegram punishments, it is recommended that the user's account does not forward more than 6 messages per minute. For bots, the limit increases to 60 messages per minute. Thus, Clonechat operates 10 times faster when in `mode=bot`.</text:span><text:span text:style-name="T2"/></text:p>
      <text:p text:style-name="P3" loext:marker-style-name="T2"/>
      <text:p text:style-name="P1" loext:marker-style-name="T2"><text:span text:style-name="T2">Using bot mode has some requirements:</text:span><text:span text:style-name="T2"/></text:p>
      <text:p text:style-name="P1" loext:marker-style-name="T2"><text:span text:style-name="T2">- The bot must be an administrator of the source and destination channel</text:span><text:span text:style-name="T2"/></text:p>
      <text:p text:style-name="P1" loext:marker-style-name="T2"><text:span text:style-name="T2">- Your Telegram account must be part of the originating channel</text:span><text:span text:style-name="T2"/></text:p>
      <text:p text:style-name="P1" loext:marker-style-name="T2"><text:span text:style-name="T2">- If you use the Menu interface, in the `user/config.ini` file, the `mode` flag must be set to `bot`</text:span><text:span text:style-name="T2"/></text:p>
      <text:p text:style-name="P3" loext:marker-style-name="T2"/>
      <text:p text:style-name="P1" loext:marker-style-name="T2"><text:span text:style-name="T2">### How to generate a bot token and activate?</text:span><text:span text:style-name="T2"/></text:p>
      <text:p text:style-name="P3" loext:marker-style-name="T2"/>
      <text:p text:style-name="P1" loext:marker-style-name="T2"><text:span text:style-name="T2">Generation:</text:span><text:span text:style-name="T2"/></text:p>
      <text:p text:style-name="P1" loext:marker-style-name="T2"><text:span text:style-name="T2">- Open your Telegram app, search for: @BotFather and click on it;</text:span><text:span text:style-name="T2"/></text:p>
      <text:p text:style-name="P1" loext:marker-style-name="T2"><text:span text:style-name="T2">- Send the command: `/newbot`;</text:span><text:span text:style-name="T2"/></text:p>
      <text:p text:style-name="P1" loext:marker-style-name="T2"><text:soft-page-break/><text:span text:style-name="T2">- Enter a name for your bot;</text:span><text:span text:style-name="T2"/></text:p>
      <text:p text:style-name="P1" loext:marker-style-name="T2"><text:span text:style-name="T2">- Enter a username. The username must end with the word bot. Ex: Isouumbot, alsosouum_bot.</text:span><text:span text:style-name="T2"/></text:p>
      <text:p text:style-name="P1" loext:marker-style-name="T2"><text:span text:style-name="T2">- Once this is done, you will receive the bot_token code.</text:span><text:span text:style-name="T2"/></text:p>
      <text:p text:style-name="P3" loext:marker-style-name="T2"/>
      <text:p text:style-name="P1" loext:marker-style-name="T2"><text:span text:style-name="T2">Save the bot_token in a safe location.</text:span><text:span text:style-name="T2"/></text:p>
      <text:p text:style-name="P3" loext:marker-style-name="T2"/>
      <text:p text:style-name="P1" loext:marker-style-name="T2"><text:span text:style-name="T2">### What is the blank_id that appears in the terminal while cloning?</text:span><text:span text:style-name="T2"/></text:p>
      <text:p text:style-name="P3" loext:marker-style-name="T2"/>
      <text:p text:style-name="P1" loext:marker-style-name="T2"><text:span text:style-name="T2">This is not a problem. ID is a post identification code. Blank_id means that the post linked to that ID no longer exists on the channel. Because it doesn't exist, you don't even see it on the channel.</text:span><text:span text:style-name="T2"/></text:p>
      <text:p text:style-name="P3" loext:marker-style-name="T2"/>
      <text:p text:style-name="P1" loext:marker-style-name="T2"><text:span text:style-name="T2">Imagine that a channel, after being created, made 3 posts and deleted the first 2. You will only see 1 post on the channel. But when trying to clone, the blank_id message will appear for id 1 and id 2, until the cloning of post id 3 is executed successfully.</text:span><text:span text:style-name="T2"/></text:p>
      <text:p text:style-name="P3" loext:marker-style-name="T2"/>
      <text:p text:style-name="P1" loext:marker-style-name="T2"><text:span text:style-name="T2">This way, everything that was visible on the channel was cloned, where clonechat was just more informative, informing you on the terminal there were 2 messages that were deleted in the past.</text:span><text:span text:style-name="T2"/></text:p>
      <text:p text:style-name="P3" loext:marker-style-name="T2"/>
      <text:p text:style-name="P1" loext:marker-style-name="T2"><text:span text:style-name="T2">### Can you use clonechat without having python installed?</text:span><text:span text:style-name="T2"/></text:p>
      <text:p text:style-name="P3" loext:marker-style-name="T2"/>
      <text:p text:style-name="P1" loext:marker-style-name="T2"><text:span text:style-name="T2">There is an independent version of clonechat developed by someone else with online implementation, which can be run on a PC or cell phone, without having to install anything.</text:span><text:span text:style-name="T2"/></text:p>
      <text:p text:style-name="P3" loext:marker-style-name="T2"/>
      <text:p text:style-name="P1" loext:marker-style-name="T2"><text:span text:style-name="T2">Visit: [https://github.com/Drrivao/Clonechat-Telegram-Colab](https://github.com/Drrivao/Clonechat-Telegram-Colab)</text:span><text:span text:style-name="T2"/></text:p>
      <text:p text:style-name="P3" loext:marker-style-name="T2"/>
      <text:p text:style-name="P3" loext:marker-style-name="T2"/>
      <text:p text:style-name="P1" loext:marker-style-name="T2"><text:span text:style-name="T2">### Can I clone 2 different channels at the same time by opening another clonechat?</text:span><text:span text:style-name="T2"/></text:p>
      <text:p text:style-name="P3" loext:marker-style-name="T2"/>
      <text:p text:style-name="P1" loext:marker-style-name="T2"><text:span text:style-name="T2">It is not recommended as Telegram may ban your account. Telegram classifies excessive requests in the use of its API as flood abuse and imposes punishment on those who do this. clonechat is configured to forward messages every 10 seconds and thus “behave” so as not to be classified as a flood. If someone copies the clone chat into several different folders and clones several channels at the same time, the number of requests sent by the same account will multiply by 2, 3, 4... This will eventually result in the account being banned due to excessive requests.</text:span><text:span text:style-name="T2"/></text:p>
      <text:p text:style-name="P3" loext:marker-style-name="T2"/>
      <text:p text:style-name="P1" loext:marker-style-name="T2"><text:span text:style-name="T2">### Is there a safe way to clone 2 channels at the same time?</text:span><text:span text:style-name="T2"/></text:p>
      <text:p text:style-name="P3" loext:marker-style-name="T2"/>
      <text:p text:style-name="P1" loext:marker-style-name="T2"><text:span text:style-name="T2">It is possible to clone 2 different channels at the same time safely. To do this you have to use 2 different Telegram accounts. Each account must be logged in to a different </text:span><text:soft-page-break/><text:span text:style-name="T2">clonechat folder. To do this, you need to make a copy of the clonechat folder and make sure that the `user.session` file does not exist in this new folder, as it represents the login. Then just use clonechat from this new folder with a secondary account. Do not try to use 2 instances of clonechat with the same Telegram account, as you run the risk of being banned from Telegram due to excessive requests (flood).</text:span><text:span text:style-name="T2"/></text:p>
      <text:p text:style-name="P3" loext:marker-style-name="T2"/>
      <text:p text:style-name="P1" loext:marker-style-name="T2"><text:span text:style-name="T2">### The error "400 CHAT_FORWARDS_RESTRICTED" appeared when I tried to use it. How to solve?</text:span><text:span text:style-name="T2"/></text:p>
      <text:p text:style-name="P3" loext:marker-style-name="T2"/>
      <text:p text:style-name="P1" loext:marker-style-name="T2"><text:span text:style-name="T2">The error `[400 CHAT_FORWARDS_RESTRICTED] - The chat restricts forwarding content (caused by "messages.SendMedia")` is caused by the origin chat being configured to restrict forwarding content. But this is not a problem! clonechat has a specific function for this situation. Read the instructions in the "Clone channel/group with protected content" topic.</text:span><text:span text:style-name="T2"/></text:p>
      <text:p text:style-name="P3" loext:marker-style-name="T2"/>
      <text:p text:style-name="P1" loext:marker-style-name="T2"><text:span text:style-name="T2">### The error "Failed building wheel for tgcrypto" appeared</text:span><text:span text:style-name="T2"/></text:p>
      <text:p text:style-name="P3" loext:marker-style-name="T2"/>
      <text:p text:style-name="P1" loext:marker-style-name="T2"><text:span text:style-name="T2">The error is caused by a lack of installation of "Microsoft Visual C++" version 14 or higher. To resolve this, go to the Microsoft website and download [visual-cpp-build-tools](https://visualstudio.microsoft.com/visual-cpp-build-tools/). During installation, check the "Desktop development with C++" option. After installation, run the `update_libs.bat` file to update the dependencies.</text:span><text:span text:style-name="T2"/></text:p>
      <text:p text:style-name="P3" loext:marker-style-name="T2"/>
      <text:p text:style-name="P1" loext:marker-style-name="T2"><text:span text:style-name="T2">### I understood nothing... Do you have a more detailed tutorial?</text:span><text:span text:style-name="T2"/></text:p>
      <text:p text:style-name="P3" loext:marker-style-name="T2"/>
      <text:p text:style-name="P1" loext:marker-style-name="T2"><text:span text:style-name="T2">Alternative tutorial: [Guia wandrey7](https://wandrey7.github.io/guiaclonechat/)</text:span><text:span text:style-name="T2"/></text:p>
      <text:p text:style-name="P3" loext:marker-style-name="T2"/>
      <text:p text:style-name="P1" loext:marker-style-name="T2"><text:span text:style-name="T2">### I still have questions... Can anyone help me?</text:span><text:span text:style-name="T2"/></text:p>
      <text:p text:style-name="P3" loext:marker-style-name="T2"/>
      <text:p text:style-name="P1" loext:marker-style-name="T2"><text:span text:style-name="T2">Join the channel group below, and maybe other users can help you</text:span><text:span text:style-name="T2"/></text:p>
      <text:p text:style-name="P2" loext:marker-style-name="T2"><text:span text:style-name="T2">[https://t.me/joinchat/AAAAAE1XGm4ll8QDuMojOg](https://t.me/joinchat/AAAAAE1XGm4ll8QDuMojOg</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variable" fo:font-size="10pt" style:font-name-asian="NSimSun" style:font-family-asian="NSimSu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1T04:01:11</meta:creation-date>
    <dc:language>de-DE</dc:language>
    <dc:date>2024-07-21T04:25:37.231000000</dc:date>
    <meta:editing-cycles>22</meta:editing-cycles>
    <meta:editing-duration>PT20M52S</meta:editing-duration>
    <meta:generator>LibreOffice/7.6.4.1$Windows_x86 LibreOffice_project/e19e193f88cd6c0525a17fb7a176ed8e6a3e2aa1</meta:generator>
    <meta:document-statistic meta:table-count="0" meta:image-count="0" meta:object-count="0" meta:page-count="9" meta:paragraph-count="180" meta:word-count="2835" meta:character-count="17385" meta:non-whitespace-character-count="14742"/>
    <meta:user-defined meta:name="AppVersion">15.0000</meta:user-defined>
  </office:meta>
</office:document-meta>
</file>